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Mono" fo:font-size="10pt" style:font-size-asian="10pt" style:font-size-complex="10pt"/>
    </style:style>
    <style:style style:name="P2" style:family="paragraph" style:parent-style-name="Preformatted_20_Text">
      <style:text-properties officeooo:rsid="0000cf31" officeooo:paragraph-rsid="0000cf3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text-properties fo:font-weight="bold" officeooo:paragraph-rsid="0000cf31" style:font-weight-asian="bold" style:font-weight-complex="bold"/>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text-properties fo:font-weight="normal" officeooo:rsid="00045606" officeooo:paragraph-rsid="00045606" style:font-weight-asian="normal" style:font-weight-complex="normal"/>
    </style:style>
    <style:style style:name="P7" style:family="paragraph" style:parent-style-name="Preformatted_20_Text">
      <style:text-properties fo:font-weight="normal" officeooo:rsid="0006184c" officeooo:paragraph-rsid="0006184c" style:font-weight-asian="normal" style:font-weight-complex="normal"/>
    </style:style>
    <style:style style:name="P8" style:family="paragraph" style:parent-style-name="Preformatted_20_Text">
      <style:text-properties fo:font-weight="normal" officeooo:rsid="0007fe17" officeooo:paragraph-rsid="0007fe17" style:font-weight-asian="normal" style:font-weight-complex="normal"/>
    </style:style>
    <style:style style:name="P9" style:family="paragraph" style:parent-style-name="Preformatted_20_Text">
      <style:text-properties fo:font-weight="normal" officeooo:rsid="0008c3e2" officeooo:paragraph-rsid="0008c3e2" style:font-weight-asian="normal" style:font-weight-complex="normal"/>
    </style:style>
    <style:style style:name="P10" style:family="paragraph" style:parent-style-name="Preformatted_20_Text">
      <style:text-properties fo:font-weight="normal" officeooo:rsid="000a85fe" officeooo:paragraph-rsid="000a85fe" style:font-weight-asian="normal" style:font-weight-complex="normal"/>
    </style:style>
    <style:style style:name="P11" style:family="paragraph" style:parent-style-name="Preformatted_20_Text">
      <style:text-properties fo:font-weight="normal" officeooo:rsid="000b29be" officeooo:paragraph-rsid="000b29be" style:font-weight-asian="normal" style:font-weight-complex="normal"/>
    </style:style>
    <style:style style:name="P12" style:family="paragraph" style:parent-style-name="Preformatted_20_Text">
      <style:text-properties style:font-name="Liberation Mono" fo:font-size="10pt" fo:font-weight="normal" style:font-size-asian="10pt" style:font-weight-asian="normal" style:font-size-complex="10pt" style:font-weight-complex="normal"/>
    </style:style>
    <style:style style:name="P13" style:family="paragraph" style:parent-style-name="Preformatted_20_Text">
      <style:text-properties style:font-name="Liberation Mono" fo:font-size="10pt" fo:font-weight="normal" officeooo:rsid="0006f5a3" officeooo:paragraph-rsid="0006f5a3" style:font-size-asian="10pt" style:font-weight-asian="normal" style:font-size-complex="10pt" style:font-weight-complex="normal"/>
    </style:style>
    <style:style style:name="P14" style:family="paragraph" style:parent-style-name="Preformatted_20_Text">
      <style:paragraph-properties fo:margin-top="0in" fo:margin-bottom="0.1965in" loext:contextual-spacing="false"/>
      <style:text-properties fo:font-weight="bold" style:font-weight-asian="bold" style:font-weight-complex="bold"/>
    </style:style>
    <style:style style:name="P15" style:family="paragraph" style:parent-style-name="Header">
      <style:text-properties officeooo:rsid="000b29be" officeooo:paragraph-rsid="000b29be"/>
    </style:style>
    <style:style style:name="T1" style:family="text">
      <style:text-properties officeooo:rsid="0002b05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6f5a3"/>
    </style:style>
    <style:style style:name="T5" style:family="text">
      <style:text-properties officeooo:rsid="0008c3e2"/>
    </style:style>
    <style:style style:name="T6" style:family="text">
      <style:text-properties officeooo:rsid="000b29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GUNTA 1. ¿Qué comandos habéis utilizado para crear los directorios S1..S5?</text:p>
      <text:p text:style-name="P2">mkdir S1 S2 S3 S4 S5</text:p>
      <text:p text:style-name="P4">PREGUNTA 2. ¿Qué comando utilizas para listar el contenido de un directorio? ¿Qué opción hay que añadir para ver los ficheros ocultos?</text:p>
      <text:p text:style-name="P2">1. ls</text:p>
      <text:p text:style-name="P2">2. -a </text:p>
      <text:p text:style-name="P3">PREGUNTA 3. ¿Qué opción hay que añadir a ls para ver información extendida de los ficheros? ¿Qué campos se ven por defecto con esa opción?</text:p>
      <text:p text:style-name="P2">1. -l</text:p>
      <text:p text:style-name="P2">2. permisos, <text:span text:style-name="T1">numero de hard links, el dueño del fichero y su grupo, </text:span>medida del fichero <text:span text:style-name="T1">y la</text:span> <text:span text:style-name="T1">fecha y hora</text:span> de <text:span text:style-name="T1">la última modificación</text:span>. </text:p>
      <text:p text:style-name="P3">PREGUNTA 4. ¿Qué opciones de menú has activado para extender la información que muestra el File Browser?</text:p>
      <text:p text:style-name="P6">Size, type, modified, permissions y owner.</text:p>
      <text:p text:style-name="P3">PREGUNTA 5. ¿Qué secuencia de comandos has ejecutado para borrar un directorio, comprobar que no está y volver a crearlo?</text:p>
      <text:p text:style-name="P6">1. rmdir S1</text:p>
      <text:p text:style-name="P6">2. ls</text:p>
      <text:p text:style-name="P6">3. mdkir S1</text:p>
      <text:p text:style-name="P3">PREGUNTA 6. ¿Qué diferencia hay entre el comando cat y less?</text:p>
      <text:p text:style-name="P7"><text:span text:style-name="T2">cat</text:span> muestra el fichero en la salida estándard de la shell, en cambio, <text:span text:style-name="T2">less </text:span><text:span text:style-name="T3">muestra el fichero en un formato apto para la shell</text:span></text:p>
      <text:p text:style-name="P3">PREGUNTA 7. ¿Para qué sirve la opción -i del comando cp? ¿Cuál es la orden para hacer un alias del comando cp que incluya la opción -i?</text:p>
      <text:p text:style-name="P7">Te pregunta si quieres sobreescribir el archivo al copiar.</text:p>
      <text:p text:style-name="P7">alias cp=’cp -i’</text:p>
      <text:p text:style-name="P3">PREGUNTA 8. ¿Qué hace la opción -i del comando rm? ¿Y la opción -i del mv? Escribe la orden para hacer un alias del comando rm que incluya la opción -i.</text:p>
      <text:p text:style-name="P7">rm -i pregunta si quieres borrar el archivo.</text:p>
      <text:p text:style-name="P7">mv -i <text:s/>pregunta si quieres sobreescribir el archivo al mover.</text:p>
      <text:p text:style-name="P7">alias rm=’rm -i’</text:p>
      <text:p text:style-name="P3">PREGUNTA 9. ¿Qué opciones de chmod has utilizado para dejar solamente los permisos de escritura? ¿Qué resultado ha devuelvo cat al intentar ver el fichero test? ¿Qué opciones de chmod has utilizado para dejar solamente los permisos de lectura? ¿Has conseguido borrarlo?</text:p>
      <text:p text:style-name="P12"><text:span text:style-name="T4">1. </text:span>chmod ug<text:span text:style-name="T4">o</text:span>=<text:span text:style-name="T4">w</text:span> <text:span text:style-name="T4">test</text:span></text:p>
      <text:p text:style-name="P13">2. cat: test: Permission denied</text:p>
      <text:p text:style-name="P13">3. chmod ugo=r test</text:p>
      <text:p text:style-name="P13">4. Sí</text:p>
      <text:p text:style-name="P3">PREGUNTA 10. ¿Cuál es el significado de las variables de entorno PATH, HOME y PWD?</text:p>
      <text:p text:style-name="P8">PATH = <text:span text:style-name="T5">dice a la shell que camino seguir a través de los directorios para buscar archivos ejecutables.</text:span></text:p>
      <text:p text:style-name="P9">HOME = el camino al directorio home</text:p>
      <text:p text:style-name="P8">P<text:span text:style-name="T5">WD</text:span> = cambia al cambiar de directorio y enseña el directorio actual en el que se está trabajando</text:p>
      <text:p text:style-name="P3">PREGUNTA 11. La variable PATH es una lista de directorios, ¿Qué carácter hacer de separador entre un directorio y otro?</text:p>
      <text:p text:style-name="P5">‘/’</text:p>
      <text:p text:style-name="P3">PREGUNTA 12. ¿Qué comando has usado para definir y consultar el valor de las nuevas variables que has definido? </text:p>
      <text:p text:style-name="P9">export test2=777</text:p>
      <text:p text:style-name="P9">chmod $test2 test</text:p>
      <text:p text:style-name="P9">Y a continuación si hacemos “ls -l” podemos ver que test tiene todos los permisos activados</text:p>
      <text:p text:style-name="P3">PREGUNTA 13. ¿Qué versión de la se ha ejecutado? ¿El ls del sistema o el que te acabas de bajar? Ejecuta el comando "which ls" para comprobarlo.</text:p>
      <text:p text:style-name="P10">Se ha ejecutado el “./ls”, el que me acabo de bajar.</text:p>
      <text:p text:style-name="P3">PREGUNTA 14. ¿El directorio en el que estás, está definido en la variable PATH? ¿Qué implica esto?</text:p>
      <text:p text:style-name="P10">Si que está, implica que para ejecutar ls nos basta sin el ./.</text:p>
      <text:p text:style-name="P3"><text:soft-page-break/>PREGUNTA 15. ¿Qué programa se ha ejecutado? ¿El ls del sistema o el que te acabas de bajar? Ejecuta el comando "which ls" para comprobarlo.</text:p>
      <text:p text:style-name="P11">El ls del sistema</text:p>
      <text:p text:style-name="P14">PREGUNTA 1<text:span text:style-name="T6">6</text:span>. ¿Qué diferencia hay entre utilizar <text:s/>&gt; y &gt;&gt;?</text:p>
      <text:p text:style-name="P1"><text:span text:style-name="T6">&gt; </text:span>Redirecciona la salida de datos de un comando a un fichero <text:span text:style-name="T6">y &gt;&gt; hace lo mismo,</text:span> pero en lugar de borrar el contenido del fichero se añade al final de lo que hubi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29be" officeooo:paragraph-rsid="000b29b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Valentina Dumitrasc, Théo Fuhrman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0:22:34.133869965</meta:creation-date>
    <dc:date>2019-09-20T11:55:24.579351446</dc:date>
    <meta:editing-duration>PT20M18S</meta:editing-duration>
    <meta:editing-cycles>2</meta:editing-cycles>
    <meta:generator>LibreOffice/6.0.7.3$Linux_X86_64 LibreOffice_project/00m0$Build-3</meta:generator>
    <meta:document-statistic meta:table-count="0" meta:image-count="0" meta:object-count="0" meta:page-count="2" meta:paragraph-count="47" meta:word-count="593" meta:character-count="3263" meta:non-whitespace-character-count="2712"/>
  </office:meta>
</office:document-meta>
</file>